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8830000413800B646B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variables</text:p>
      <text:p text:style-name="P2"/>
      <text:p text:style-name="P2">Il y a plusieurs mots-clefs disponibles lors de la création de variables en Javascript. Elle modifient ce qu'on appelle le "scope" ou la "portée" des variables.</text:p>
      <text:p text:style-name="P2">Cela signifie que les variables créees sont seulement accessibles depuis certaines places et qu'en dehors de celle-ci si on y fait référence une erreur "ReferenceError" apparaîtra.</text:p>
      <text:p text:style-name="P2">Une bonne utilisation du scope permet également de réutiliser les mêmes noms de variables à différents endroits sans faire de "collisions" c'est à dire sans réassigner leurs valeurs alors que ces variables auraient dû être indépendantes.</text:p>
      <text:p text:style-name="P2"/>
      <text:p text:style-name="P2">Il existe 4 types variables différentes:</text:p>
      <text:list xml:id="list1023873632763701299" text:style-name="L1">
        <text:list-item>
          <text:list>
            <text:list-header>
              <text:p text:style-name="P5"/>
            </text:list-header>
            <text:list-item>
              <text:p text:style-name="P5"><text:span text:style-name="T1">var</text:span> maVariable,</text:p>
              <text:p text:style-name="P5">"var" limite la portée de la variable à la fonction dans laquelle elle a été déclarée. Elle est donc inaccessible en dehors de cette fonction. Si déclarée en dehors d'une fonction est globale.</text:p>
              <text:p text:style-name="P6"/>
            </text:list-item>
            <text:list-item>
              <text:p text:style-name="P5"><text:span text:style-name="T1">let</text:span> maVariable,</text:p>
              <text:p text:style-name="P5">"let" limite la portée au bloc dans lequel la variable à été déclarée. Un bloc est une paire de brackets ou accolades ("{}"). Si déclarée en dehors d'un bloc est globale.</text:p>
              <text:p text:style-name="P5">A noter que les constructions comme un "for" qui possèdent une partie juste avant les brackets sont égalements considérés comme faisant partie d'un bloc =&gt; for (let counter...) {}, la variable counter ne sera pas accessible après le "for" bien qu'elle ne fasse pas partie d'un bloc.</text:p>
              <text:p text:style-name="P5">(Les mots-clefs de type de variables ne sont pas valides à l'intérieur des "if", "while" et certaines autres constructions)</text:p>
            </text:list-item>
          </text:list>
        </text:list-item>
      </text:list>
      <text:p text:style-name="P2"/>
      <text:list xml:id="list31328416" text:continue-numbering="true" text:style-name="L1">
        <text:list-item>
          <text:list>
            <text:list-item>
              <text:p text:style-name="P5"><text:span text:style-name="T1">const</text:span> maVariable,</text:p>
              <text:p text:style-name="P5">"const" à le même comportement que "let" à l'exception qu'il ne permet pas de réassigner à cette variable ultérieurement. Cela signifie également qu'on est obligé de faire une initialisation (pas de déclaration sans donner de valeur parce que non-réassignable !).</text:p>
              <text:p text:style-name="P5">Attention à ne pas tomber dans le piège: on ne peut pas réassigner une valeur à la variable mais on peut modifier la valeur de celle-ci ! Par exemple avec une variable "const" qui contient un array =&gt; const monArray = [1, 3, 5], on peut utiliser la méthode push pour rajouter un élément ce qui donnera =&gt; monArray.push(7) // [1, 3, 5, 7]</text:p>
              <text:p text:style-name="P5"/>
            </text:list-item>
            <text:list-item>
              <text:p text:style-name="P5">maVariable,</text:p>
              <text:p text:style-name="P5">Lorsque aucun mot mot-clef n'est utilisé, la variable est "globale" on peut donc y accéder depuis n'importe où. On ne peut pas déclarer une variable de façon globale sans lui donner une valeur (car avec "maVariable" Javascript <text:soft-page-break/>comprendrait qu'on veut récupérer la valeur de la variable et on aurait donc une erreur "ReferenceError").</text:p>
              <text:p text:style-name="P5">Les autres types de variables agissent de la même façon lorsque déclarés en dehors de leur milieu =&gt; var maVariable en dehors de toute fonction est une variable globale.</text:p>
              <text:p text:style-name="P5">Certaines différences sont également que sans mot-clef, une initialisation ou une assignation sont des expressions donc elles renvoient une valeur qui est dans tous les cas ce qui se trouve à droite du signe "=". Cela permet de les utiliser, bien que non recommandé, dans les endroits où une expression est obligatoire comme dans les parenthèses d'un "if" ou d'un "while" =&gt; if (maVar = true) {...} s'exécutera car le résultat de l'initialisation est <text:span text:style-name="T1">true</text:span>.</text:p>
            </text:list-item>
          </text:list>
        </text:list-item>
      </text:list>
      <text:p text:style-name="P2"/>
      <text:p text:style-name="P2"><draw:frame draw:style-name="fr1" draw:name="images1" text:anchor-type="paragraph" svg:width="16.999cm" svg:height="9.199cm" draw:z-index="0"><draw:image xlink:href="Pictures/20000007000078830000413800B646BD.svm" xlink:type="simple" xlink:show="embed" xlink:actuate="onLoad"/></draw:frame></text:p>
      <text:p text:style-name="P2"/>
      <text:p text:style-name="P2">Pour déclarer ou initialiser plusieurs valeurs en même temps on peut simplement les séparer par des virgules après le mot-clef =&gt; var one, two = 2, three = 3 nous donnera bien 3 variables différentes.</text:p>
      <text:p text:style-name="P2"/>
      <text:p text:style-name="P2"/>
      <text:p text:style-name="P2">Un dernier point important est qu'on peut placer des blocs ("brackets" / accolades) où l'on veut ! Ils ne sont pas limités aux endroits où la syntaxe le demande (les if, for, while, etc.), il suffit juste d'entourer le code d'accolades.</text:p>
      <text:p text:style-name="P2"/>
      <text:p text:style-name="P2">=&gt; <text:span text:style-name="T2">{</text:span></text:p>
      <text:p text:style-name="P3"><text:tab/></text:p>
      <text:p text:style-name="P3"><text:tab/>let variable1 = 5;</text:p>
      <text:p text:style-name="P3"><text:tab/>const variable2 = 3;</text:p>
      <text:p text:style-name="P3"><text:tab/>var variable3 = 8;</text:p>
      <text:p text:style-name="P3"><text:tab/>variable4 = 12;</text:p>
      <text:p text:style-name="P3"><text:soft-page-break/></text:p>
      <text:p text:style-name="P3">}</text:p>
      <text:p text:style-name="P3"/>
      <text:p text:style-name="P2">Les variables <text:span text:style-name="T2">variable1 </text:span>et <text:span text:style-name="T2">variable2</text:span> n'existent plus en dehors du bloc mais les variables <text:span text:style-name="T2">variable3</text:span> et <text:span text:style-name="T2">variable4</text:span> existent bien (car <text:span text:style-name="T2">var</text:span> utilisé à l'extérieur d'une fonction se comporte comme une variable global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28S</meta:editing-duration>
    <meta:editing-cycles>14</meta:editing-cycles>
    <meta:generator>OpenOffice/4.1.7$Win32 OpenOffice.org_project/417m1$Build-9800</meta:generator>
    <dc:date>2020-06-24T11:11:49.54</dc:date>
    <meta:document-statistic meta:table-count="0" meta:image-count="1" meta:object-count="0" meta:page-count="3" meta:paragraph-count="28" meta:word-count="633" meta:character-count="3756"/>
    <meta:user-defined meta:name="Info 1"/>
    <meta:user-defined meta:name="Info 2"/>
    <meta:user-defined meta:name="Info 3"/>
    <meta:user-defined meta:name="Info 4"/>
  </office:meta>
</office:document-meta>
</file>